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6cm" svg:stroke-color="#eeeeee" draw:marker-start-width="0.313cm" draw:marker-end-width="0.313cm" draw:fill="solid" draw:fill-color="#eeeeee" draw:textarea-horizontal-align="justify" draw:textarea-vertical-align="middle" draw:auto-grow-height="false" fo:padding-top="0.162cm" fo:padding-bottom="0.162cm" fo:padding-left="0.287cm" fo:padding-right="0.287cm"/>
    </style:style>
    <style:style style:name="gr2" style:family="graphic" style:parent-style-name="standard">
      <style:graphic-properties svg:stroke-width="0.076cm" svg:stroke-color="#ffffff" draw:marker-start-width="0.313cm" draw:marker-end-width="0.313cm" draw:fill="solid" draw:fill-color="#eeeeee" draw:textarea-horizontal-align="justify" draw:textarea-vertical-align="middle" draw:auto-grow-height="false" fo:padding-top="0.162cm" fo:padding-bottom="0.162cm" fo:padding-left="0.287cm" fo:padding-right="0.287cm"/>
    </style:style>
    <style:style style:name="gr3" style:family="graphic" style:parent-style-name="standard">
      <style:graphic-properties svg:stroke-width="0.076cm" draw:marker-start-width="0.313cm" draw:marker-end-width="0.313cm" draw:fill="solid" draw:fill-color="#66ffff" draw:textarea-horizontal-align="justify" draw:textarea-vertical-align="middle" draw:auto-grow-height="false" fo:padding-top="0.162cm" fo:padding-bottom="0.162cm" fo:padding-left="0.287cm" fo:padding-right="0.287cm"/>
    </style:style>
    <style:style style:name="gr4" style:family="graphic" style:parent-style-name="standard">
      <style:graphic-properties svg:stroke-color="#eeeeee" draw:fill="solid" draw:fill-color="#eeeeee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076cm" draw:marker-start-width="0.313cm" draw:marker-end="Arrow" draw:marker-end-width="0.413cm" draw:fill="none" fo:padding-top="0.037cm" fo:padding-bottom="0.037cm" fo:padding-left="0.037cm" fo:padding-right="0.037cm"/>
    </style:style>
    <style:style style:name="gr6" style:family="graphic" style:parent-style-name="objectwithoutfill">
      <style:graphic-properties draw:stroke="solid" draw:stroke-dash="Ultrafine_20_2_20_Dots_20_3_20_Dashes" svg:stroke-width="0.076cm" draw:marker-start-width="0.313cm" draw:marker-end="Arrow" draw:marker-end-width="0.413cm" draw:fill="none" fo:padding-top="0.037cm" fo:padding-bottom="0.037cm" fo:padding-left="0.037cm" fo:padding-right="0.037cm"/>
    </style:style>
    <style:style style:name="gr7" style:family="graphic" style:parent-style-name="standard">
      <style:graphic-properties draw:stroke="none" svg:stroke-width="0.076cm" svg:stroke-color="#000000" draw:marker-start-width="0.237cm" draw:marker-end-width="0.237cm" draw:fill="none" draw:fill-color="#ffffff" fo:padding-top="0.15cm" fo:padding-bottom="0.15cm" fo:padding-left="0.275cm" fo:padding-right="0.275cm"/>
    </style:style>
    <style:style style:name="gr8" style:family="graphic" style:parent-style-name="standard">
      <style:graphic-properties svg:stroke-width="0.076cm" draw:marker-start-width="0.313cm" draw:marker-end-width="0.313cm" draw:textarea-horizontal-align="justify" draw:textarea-vertical-align="middle" draw:auto-grow-height="false" fo:padding-top="0.162cm" fo:padding-bottom="0.162cm" fo:padding-left="0.287cm" fo:padding-right="0.287cm"/>
    </style:style>
    <style:style style:name="gr9" style:family="graphic" style:parent-style-name="standard">
      <style:graphic-properties svg:stroke-width="0.051cm" svg:stroke-color="#eeeeee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.051cm" svg:stroke-color="#000000" draw:marker-start-width="0.276cm" draw:marker-end-width="0.276cm" draw:fill="none" draw:fill-color="#ffffff" fo:min-height="0.7cm"/>
    </style:style>
    <style:style style:name="gr11" style:family="graphic" style:parent-style-name="objectwithoutfill">
      <style:graphic-properties svg:stroke-width="0.051cm" draw:marker-start-width="0.276cm" draw:marker-end="Arrow" draw:marker-end-width="0.376cm" draw:fill="none" fo:padding-top="0.025cm" fo:padding-bottom="0.025cm" fo:padding-left="0.025cm" fo:padding-right="0.025cm"/>
    </style:style>
    <style:style style:name="gr12" style:family="graphic" style:parent-style-name="standard">
      <style:graphic-properties svg:stroke-width="0.051cm" draw:marker-start-width="0.276cm" draw:marker-end-width="0.276cm" draw:fill="solid" draw:fill-color="#66ffff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objectwithoutfill">
      <style:graphic-properties draw:stroke="dash" draw:stroke-dash="Ultrafine_20_2_20_Dots_20_3_20_Dashes" svg:stroke-width="0.051cm" draw:marker-start-width="0.276cm" draw:marker-end="Arrow" draw:marker-end-width="0.376cm" draw:fill="none" fo:padding-top="0.025cm" fo:padding-bottom="0.025cm" fo:padding-left="0.025cm" fo:padding-right="0.025cm"/>
    </style:style>
    <style:style style:name="gr14" style:family="graphic" style:parent-style-name="standard">
      <style:graphic-properties svg:stroke-width="0.051cm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1cm" draw:marker-start-width="0.276cm" draw:marker-end="Arrow" draw:marker-end-width="0.376cm" draw:fill="none" draw:fill-color="#99ff99" fo:padding-top="0.025cm" fo:padding-bottom="0.025cm" fo:padding-left="0.025cm" fo:padding-right="0.025cm"/>
    </style:style>
    <style:style style:name="gr16" style:family="graphic" style:parent-style-name="objectwithoutfill">
      <style:graphic-properties draw:stroke="dash" draw:stroke-dash="_32__20_Dots_20_1_20_Dash" svg:stroke-width="0.051cm" draw:marker-start-width="0.276cm" draw:marker-end="Arrow" draw:marker-end-width="0.376cm" draw:fill="none" fo:padding-top="0.025cm" fo:padding-bottom="0.025cm" fo:padding-left="0.025cm" fo:padding-right="0.025cm"/>
    </style:style>
    <style:style style:name="gr17" style:family="graphic" style:parent-style-name="objectwithoutfill">
      <style:graphic-properties draw:stroke="dash" draw:stroke-dash="_32__20_Dots_20_1_20_Dash" svg:stroke-width="0.076cm" draw:marker-start-width="0.313cm" draw:marker-end="Arrow" draw:marker-end-width="0.413cm" draw:fill="none" fo:padding-top="0.037cm" fo:padding-bottom="0.037cm" fo:padding-left="0.037cm" fo:padding-right="0.037cm"/>
    </style:style>
    <style:style style:name="gr18" style:family="graphic" style:parent-style-name="standard">
      <style:graphic-properties svg:stroke-color="#1c1c1c" draw:fill="solid" draw:fill-color="#eeeeee" draw:textarea-horizontal-align="justify" draw:textarea-vertical-align="middle" draw:auto-grow-height="false"/>
    </style:style>
    <style:style style:name="gr19" style:family="graphic" style:parent-style-name="objectwithoutfill">
      <style:graphic-properties svg:stroke-color="#1c1c1c" draw:marker-end="Arrow" draw:marker-end-width="0.3cm" draw:fill="none"/>
    </style:style>
    <style:style style:name="gr20" style:family="graphic" style:parent-style-name="standard">
      <style:graphic-properties draw:stroke="solid" draw:stroke-dash="_32__20_Dots_20_1_20_Dash" svg:stroke-width="0.051cm" draw:marker-start-width="0.276cm" draw:marker-end-width="0.276cm" draw:fill="solid" draw:fill-color="#66ffff" draw:textarea-horizontal-align="justify" draw:textarea-vertical-align="middle" draw:auto-grow-height="false" fo:padding-top="0.15cm" fo:padding-bottom="0.15cm" fo:padding-left="0.275cm" fo:padding-right="0.275cm"/>
    </style:style>
    <style:style style:name="gr21" style:family="graphic" style:parent-style-name="objectwithoutfill">
      <style:graphic-properties draw:marker-end="Arrow" draw:marker-end-width="0.3cm" draw:fill="none"/>
    </style:style>
    <style:style style:name="gr22" style:family="graphic" style:parent-style-name="objectwithoutfill">
      <style:graphic-properties svg:stroke-color="#0066cc" draw:marker-end="Arrow" draw:marker-end-width="0.3cm" draw:fill="none" draw:textarea-vertical-align="middle"/>
    </style:style>
    <style:style style:name="gr23" style:family="graphic" style:parent-style-name="standard">
      <style:graphic-properties svg:stroke-color="#ffffff" draw:fill="solid" draw:fill-color="#eeeeee" draw:textarea-horizontal-align="justify" draw:textarea-vertical-align="middle" draw:auto-grow-height="false"/>
    </style:style>
    <style:style style:name="gr24" style:family="graphic" style:parent-style-name="standard">
      <style:graphic-properties draw:textarea-horizontal-align="justify" draw:textarea-vertical-align="middle" draw:auto-grow-height="false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standard">
      <style:graphic-properties draw:textarea-horizontal-align="justify" draw:textarea-vertical-align="middle" draw:auto-grow-height="false"/>
    </style:style>
    <style:style style:name="gr27" style:family="graphic" style:parent-style-name="objectwithoutfill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2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9" style:family="graphic" style:parent-style-name="standard">
      <style:graphic-properties svg:stroke-color="#0084d1" draw:fill="solid" draw:fill-color="#ccffff" draw:textarea-horizontal-align="justify" draw:textarea-vertical-align="middle" draw:auto-grow-height="false"/>
    </style:style>
    <style:style style:name="gr30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3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2" style:family="graphic" style:parent-style-name="objectwithoutfill">
      <style:graphic-properties draw:marker-start="Arrow" draw:marker-start-width="0.3cm" draw:marker-end="Arrow" draw:marker-end-width="0.3cm" draw:fill="solid" draw:fill-color="#ccffff" draw:textarea-vertical-align="middle"/>
    </style:style>
    <style:style style:name="gr33" style:family="graphic" style:parent-style-name="objectwithoutfill">
      <style:graphic-properties draw:marker-end="Arrow" draw:marker-end-width="0.3cm" draw:fill="solid" draw:fill-color="#ccffff" draw:textarea-vertical-align="middle"/>
    </style:style>
    <style:style style:name="gr34" style:family="graphic" style:parent-style-name="standard">
      <style:graphic-properties draw:fill="solid" draw:fill-color="#ccffff"/>
    </style:style>
    <style:style style:name="gr35" style:family="graphic" style:parent-style-name="standard">
      <style:graphic-properties draw:stroke="none" svg:stroke-color="#000000" draw:fill="none" draw:fill-color="#ffffff" draw:fill-image-width="0cm" draw:fill-image-height="0cm"/>
    </style:style>
    <style:style style:name="gr36" style:family="graphic" style:parent-style-name="objectwithoutfill">
      <style:graphic-properties draw:marker-start="Arrow" draw:marker-start-width="0.3cm" draw:marker-end="Arrow" draw:marker-end-width="0.3cm" draw:fill="none" draw:fill-color="#83caff" draw:fill-image-width="0cm" draw:fill-image-height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1.8999996185303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style:text-properties fo:font-size="16pt" style:font-size-asian="16pt" style:font-size-complex="16pt"/>
    </style:style>
    <style:style style:name="P9" style:family="paragraph">
      <style:paragraph-properties fo:margin-left="0cm" fo:margin-right="4.2cm" fo:text-indent="0cm"/>
    </style:style>
    <style:style style:name="P10" style:family="paragraph">
      <style:paragraph-properties fo:margin-left="0cm" fo:margin-right="4.2cm" fo:line-height="100%" fo:text-align="center" fo:text-indent="0cm"/>
    </style:style>
    <style:style style:name="P11" style:family="paragraph">
      <style:paragraph-properties fo:margin-left="0cm" fo:margin-right="4.2cm" fo:line-height="100%" fo:text-align="center" fo:text-indent="0cm"/>
      <style:text-properties fo:font-size="14pt" fo:font-weight="bold" style:font-size-asian="14pt" style:font-weight-asian="bold" style:font-size-complex="14pt" style:font-weight-complex="bold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paragraph-properties fo:text-align="center"/>
      <style:text-properties fo:font-size="11.8999996185303pt" fo:font-weight="bold" style:font-weight-asian="bold" style:font-weight-complex="bold"/>
    </style:style>
    <style:style style:name="P14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5" style:family="paragraph"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16" style:family="paragraph">
      <style:text-properties fo:font-size="11.8999996185303pt" fo:font-weight="bold" style:font-weight-asian="bold" style:font-weight-complex="bold"/>
    </style:style>
    <style:style style:name="P17" style:family="paragraph">
      <style:text-properties fo:font-weight="bold" style:font-weight-asian="bold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1.8999996185303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8pt"/>
    </style:style>
    <style:style style:name="T6" style:family="text">
      <style:text-properties fo:font-size="11.8999996185303pt" fo:font-weight="bold" style:font-weight-asian="bold" style:font-weight-complex="bold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3pt" fo:font-weight="bold" style:font-size-asian="13pt" style:font-weight-asian="bold" style:font-size-complex="13pt" style:font-weight-complex="bold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3.81cm" svg:height="1.66cm" svg:x="14.343cm" svg:y="14.683cm">
          <text:p text:style-name="P1"><text:span text:style-name="T1">View.matri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" draw:id="id5" draw:layer="layout" svg:width="3.81cm" svg:height="1.27cm" svg:x="14.343cm" svg:y="9.612cm">
          <text:p text:style-name="P1"><text:span text:style-name="T1">View.inde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" draw:id="id3" draw:layer="layout" svg:width="3.81cm" svg:height="1.27cm" svg:x="14.343cm" svg:y="12.152cm">
          <text:p text:style-name="P1"><text:span text:style-name="T1">Initial input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3" xml:id="id6" draw:id="id6" draw:layer="layout" svg:width="6.581cm" svg:height="3.896cm" svg:x="12.969cm" svg:y="17.527cm">
          <text:p text:style-name="P1"><text:span text:style-name="T2"/></text:p>
          <text:p text:style-name="P1"><text:span text:style-name="T1">WANT TO FILL</text:span></text:p>
          <text:p text:style-name="P1"><text:span text:style-name="T1"><text:s/></text:span><text:span text:style-name="T1">NEXT INPUT </text:span></text:p>
          <text:p text:style-name="P1"><text:span text:style-name="T1">THROUGH</text:span></text:p>
          <text:p text:style-name="P1"><text:span text:style-name="T1">CSV</text:span></text:p>
          <text:p text:style-name="P1"><text:span text:style-name="T1">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3" xml:id="id7" draw:id="id7" draw:layer="layout" svg:width="6.223cm" svg:height="3.429cm" svg:x="7.993cm" svg:y="20.534cm">
          <text:p text:style-name="P1"><text:span text:style-name="T2"/></text:p>
          <text:p text:style-name="P1"><text:span text:style-name="T1">WANT PDF THROUGH </text:span></text:p>
          <text:p text:style-name="P1"><text:span text:style-name="T1">MAIL</text:span></text:p>
          <text:p text:style-name="P1"><text:span text:style-name="T1">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9" draw:id="id9" draw:layer="layout" svg:width="7.112cm" svg:height="1.802cm" svg:x="8.501cm" svg:y="25.336cm">
          <text:p text:style-name="P1"><text:span text:style-name="T1">ENTER EMAIL AND</text:span></text:p>
          <text:p text:style-name="P1"><text:span text:style-name="T1"><text:s/></text:span><text:span text:style-name="T1">CSV FILE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3.801cm" svg:height="1.701cm" svg:x="-12.6cm" svg:y="47.396cm">
          <text:p text:style-name="P1"><text:span text:style-name="T3">PD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svg:x1="10.443cm" svg:y1="5.04cm" svg:x2="10.443cm" svg:y2="6.31cm" draw:start-shape="id1" draw:start-glue-point="6" draw:end-shape="id2" draw:end-glue-point="4" svg:d="M10443 5040v1270" svg:viewBox="0 0 1 1271">
          <text:p/>
        </draw:connector>
        <draw:connector draw:style-name="gr5" draw:text-style-name="P5" draw:layer="layout" svg:x1="16.248cm" svg:y1="13.422cm" svg:x2="16.248cm" svg:y2="14.683cm" draw:start-shape="id3" draw:start-glue-point="8" draw:end-shape="id4" draw:end-glue-point="0" svg:d="M16248 13422v1261" svg:viewBox="0 0 1 1262">
          <text:p/>
        </draw:connector>
        <draw:connector draw:style-name="gr5" draw:text-style-name="P5" draw:layer="layout" svg:x1="16.248cm" svg:y1="10.882cm" svg:x2="16.248cm" svg:y2="12.152cm" draw:start-shape="id5" draw:start-glue-point="2" draw:end-shape="id3" draw:end-glue-point="5" svg:d="M16248 10882v1270" svg:viewBox="0 0 1 1271">
          <text:p/>
        </draw:connector>
        <draw:connector draw:style-name="gr5" draw:text-style-name="P5" draw:layer="layout" svg:x1="16.248cm" svg:y1="16.343cm" svg:x2="16.26cm" svg:y2="17.527cm" draw:start-shape="id4" draw:start-glue-point="2" draw:end-shape="id6" draw:end-glue-point="4" svg:d="M16248 16343v592h12v592" svg:viewBox="0 0 13 1185">
          <text:p/>
        </draw:connector>
        <draw:connector draw:style-name="gr5" draw:text-style-name="P5" draw:layer="layout" svg:x1="12.969cm" svg:y1="19.475cm" svg:x2="11.105cm" svg:y2="20.534cm" draw:start-shape="id6" draw:start-glue-point="5" draw:end-shape="id7" draw:end-glue-point="4" svg:d="M12969 19475h-1864v1059" svg:viewBox="0 0 1865 1060">
          <text:p/>
        </draw:connector>
        <draw:connector draw:style-name="gr5" draw:text-style-name="P5" draw:layer="layout" svg:x1="7.993cm" svg:y1="22.249cm" svg:x2="6.723cm" svg:y2="23.582cm" draw:start-shape="id7" draw:start-glue-point="5" draw:end-shape="id8" draw:end-glue-point="5" svg:d="M7993 22249h-1270v1333" svg:viewBox="0 0 1271 1334">
          <text:p/>
        </draw:connector>
        <draw:custom-shape draw:style-name="gr1" draw:text-style-name="P2" xml:id="id10" draw:id="id10" draw:layer="layout" svg:width="3.556cm" svg:height="1.397cm" svg:x="6.85cm" svg:y="29.654cm">
          <text:p text:style-name="P1"><text:span text:style-name="T1">View.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draw:line-skew="0.261cm" svg:x1="14.216cm" svg:y1="22.249cm" svg:x2="12.057cm" svg:y2="25.336cm" draw:start-shape="id7" draw:start-glue-point="7" draw:end-shape="id9" draw:end-glue-point="5" svg:d="M14216 22249h799v2401h-2958v686" svg:viewBox="0 0 2959 3088">
          <text:p/>
        </draw:connector>
        <draw:connector draw:style-name="gr5" draw:layer="layout" draw:line-skew="1.195cm" svg:x1="6.183cm" svg:y1="24.725cm" svg:x2="8.628cm" svg:y2="29.654cm" draw:start-shape="id8" draw:start-glue-point="7" draw:end-shape="id10" draw:end-glue-point="0" svg:d="M6183 24725v3659h2445v1270" svg:viewBox="0 0 2446 4930">
          <text:p/>
        </draw:connector>
        <draw:connector draw:style-name="gr5" draw:layer="layout" draw:line-skew="0.142cm" svg:x1="11.193cm" svg:y1="27.368cm" svg:x2="8.628cm" svg:y2="29.654cm" draw:end-shape="id10" draw:end-glue-point="0" svg:d="M11193 27368v1016h-2565v1270" svg:viewBox="0 0 2566 2287">
          <text:p/>
        </draw:connector>
        <draw:custom-shape draw:style-name="gr1" draw:text-style-name="P3" xml:id="id11" draw:id="id11" draw:layer="layout" svg:width="6.477cm" svg:height="3.302cm" svg:x="18.153cm" svg:y="20.788cm">
          <text:p text:style-name="P1"><text:span text:style-name="T2"/></text:p>
          <text:p text:style-name="P1"><text:span text:style-name="T1">WANT PDF THROUGH </text:span></text:p>
          <text:p text:style-name="P1"><text:span text:style-name="T1">MAIL</text:span></text:p>
          <text:p text:style-name="P1"><text:span text:style-name="T1">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12" draw:id="id12" draw:layer="layout" svg:width="7.404cm" svg:height="1.674cm" svg:x="16.591cm" svg:y="25.463cm">
          <text:p text:style-name="P1"><text:span text:style-name="T1">ENTER EMAIL AND</text:span></text:p>
          <text:p text:style-name="P1"><text:span text:style-name="T1">MLS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" draw:text-style-name="P5" draw:layer="layout" svg:x1="19.55cm" svg:y1="19.475cm" svg:x2="21.392cm" svg:y2="20.788cm" draw:start-shape="id6" draw:start-glue-point="7" draw:end-shape="id11" draw:end-glue-point="4" svg:d="M19550 19475h1842v1313" svg:viewBox="0 0 1843 1314">
          <text:p/>
        </draw:connector>
        <draw:connector draw:style-name="gr5" draw:text-style-name="P5" draw:layer="layout" svg:x1="18.153cm" svg:y1="22.439cm" svg:x2="20.293cm" svg:y2="25.463cm" draw:start-shape="id11" draw:start-glue-point="5" draw:end-shape="id12" draw:end-glue-point="5" svg:d="M18153 22439h-539v2338h2679v686" svg:viewBox="0 0 2680 3025">
          <text:p/>
        </draw:connector>
        <draw:custom-shape draw:style-name="gr1" draw:text-style-name="P2" xml:id="id14" draw:id="id14" draw:layer="layout" svg:width="3.429cm" svg:height="1.397cm" svg:x="21.007cm" svg:y="29.527cm">
          <text:p text:style-name="P1"><text:span text:style-name="T1">View.l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xml:id="id13" draw:id="id13" draw:layer="layout" svg:width="4.737cm" svg:height="1.39cm" svg:x="23.614cm" svg:y="23.582cm">
          <text:p text:style-name="P1"><text:span text:style-name="T1">MLS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" draw:text-style-name="P5" draw:layer="layout" draw:line-skew="-0.321cm" svg:x1="24.63cm" svg:y1="22.439cm" svg:x2="25.983cm" svg:y2="23.582cm" draw:end-shape="id13" draw:end-glue-point="5" svg:d="M24630 22439v-18h1353v1161" svg:viewBox="0 0 1354 1162">
          <text:p/>
        </draw:connector>
        <draw:connector draw:style-name="gr5" draw:layer="layout" draw:line-skew="0.179cm" svg:x1="20.293cm" svg:y1="27.137cm" svg:x2="22.721cm" svg:y2="29.527cm" draw:start-shape="id12" draw:start-glue-point="8" draw:end-shape="id14" draw:end-glue-point="0" svg:d="M20293 27137v1374h2428v1016" svg:viewBox="0 0 2429 2391">
          <text:p/>
        </draw:connector>
        <draw:connector draw:style-name="gr5" draw:layer="layout" draw:line-skew="1.261cm" svg:x1="25.983cm" svg:y1="24.972cm" svg:x2="22.721cm" svg:y2="29.527cm" draw:start-shape="id13" draw:start-glue-point="8" draw:end-shape="id14" draw:end-glue-point="0" svg:d="M25983 24972v3539h-3262v1016" svg:viewBox="0 0 3263 4556">
          <text:p/>
        </draw:connector>
        <draw:connector draw:style-name="gr5" draw:layer="layout" svg:x1="14.216cm" svg:y1="32.766cm" svg:x2="12.598cm" svg:y2="35.688cm" draw:start-shape="id15" draw:start-glue-point="6" draw:end-shape="id16" draw:end-glue-point="0" svg:d="M14216 32766h-1618v2922" svg:viewBox="0 0 1619 2923">
          <text:p/>
        </draw:connector>
        <draw:custom-shape draw:style-name="gr1" draw:text-style-name="P2" xml:id="id16" draw:id="id16" draw:layer="layout" svg:width="3.997cm" svg:height="1.713cm" svg:x="10.6cm" svg:y="35.688cm">
          <text:p text:style-name="P1"><text:span text:style-name="T1">View.pdfem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layer="layout" svg:x1="21.007cm" svg:y1="30.225cm" svg:x2="16.71cm" svg:y2="31.732cm" draw:start-shape="id14" draw:start-glue-point="3" draw:end-shape="id15" draw:end-glue-point="11" svg:d="M21007 30225h-1935v1507h-2362" svg:viewBox="0 0 4298 1508">
          <text:p/>
        </draw:connector>
        <draw:connector draw:style-name="gr5" draw:layer="layout" svg:x1="22.721cm" svg:y1="30.924cm" svg:x2="22.727cm" svg:y2="32.448cm" draw:start-shape="id14" draw:start-glue-point="2" draw:end-shape="id17" draw:end-glue-point="4" svg:d="M22721 30924v761h6v763" svg:viewBox="0 0 7 1525">
          <text:p/>
        </draw:connector>
        <draw:custom-shape draw:style-name="gr3" draw:text-style-name="P2" xml:id="id17" draw:id="id17" draw:layer="layout" svg:width="5.077cm" svg:height="1.397cm" svg:x="20.188cm" svg:y="32.448cm">
          <text:p text:style-name="P1"><text:span text:style-name="T1">PDF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layer="layout" svg:x1="8.628cm" svg:y1="31.051cm" svg:x2="8.626cm" svg:y2="32.448cm" draw:start-shape="id10" draw:start-glue-point="2" draw:end-shape="id18" draw:end-glue-point="4" svg:d="M8628 31051v698h-2v699" svg:viewBox="0 0 3 1398">
          <text:p/>
        </draw:connector>
        <draw:custom-shape draw:style-name="gr3" draw:text-style-name="P2" xml:id="id18" draw:id="id18" draw:layer="layout" svg:width="5.076cm" svg:height="1.374cm" svg:x="6.088cm" svg:y="32.448cm">
          <text:p text:style-name="P1"><text:span text:style-name="T1">PDF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layer="layout" svg:x1="10.406cm" svg:y1="30.352cm" svg:x2="15.677cm" svg:y2="31.305cm" draw:start-shape="id10" draw:start-glue-point="1" draw:end-shape="id15" draw:end-glue-point="4" svg:d="M10406 30352h5271v953" svg:viewBox="0 0 5272 954">
          <text:p/>
        </draw:connector>
        <draw:connector draw:style-name="gr6" draw:layer="layout" draw:line-skew="3.817cm 10.167cm" svg:x1="15.677cm" svg:y1="34.226cm" svg:x2="18.153cm" svg:y2="10.247cm" draw:start-shape="id15" draw:start-glue-point="8" draw:end-shape="id5" draw:end-glue-point="1" svg:d="M15677 34226v4355h13181v-28334h-10705" svg:viewBox="0 0 13182 28335">
          <text:p/>
        </draw:connector>
        <draw:frame draw:style-name="gr7" draw:text-style-name="P7" draw:layer="layout" svg:width="2.413cm" svg:height="1.397cm" svg:x="11.041cm" svg:y="17.867cm">
          <draw:text-box>
            <text:p><text:span text:style-name="T1">YES</text:span></text:p>
          </draw:text-box>
        </draw:frame>
        <draw:frame draw:style-name="gr7" draw:text-style-name="P7" draw:layer="layout" svg:width="1.692cm" svg:height="1.101cm" svg:x="13.962cm" svg:y="21.338cm">
          <draw:text-box>
            <text:p><text:span text:style-name="T1">YES</text:span></text:p>
          </draw:text-box>
        </draw:frame>
        <draw:frame draw:style-name="gr7" draw:text-style-name="P7" draw:layer="layout" svg:width="1.692cm" svg:height="1.101cm" svg:x="16.629cm" svg:y="21.465cm">
          <draw:text-box>
            <text:p><text:span text:style-name="T1">YES</text:span></text:p>
          </draw:text-box>
        </draw:frame>
        <draw:frame draw:style-name="gr7" draw:text-style-name="P7" draw:layer="layout" svg:width="1.582cm" svg:height="1.27cm" svg:x="19.677cm" svg:y="17.994cm">
          <draw:text-box>
            <text:p><text:span text:style-name="T1">NO</text:span></text:p>
          </draw:text-box>
        </draw:frame>
        <draw:frame draw:style-name="gr7" draw:text-style-name="P7" draw:layer="layout" svg:width="1.397cm" svg:height="1.101cm" svg:x="6.596cm" svg:y="20.957cm">
          <draw:text-box>
            <text:p><text:span text:style-name="T1">NO</text:span></text:p>
          </draw:text-box>
        </draw:frame>
        <draw:frame draw:style-name="gr7" draw:text-style-name="P7" draw:layer="layout" svg:width="1.693cm" svg:height="1.101cm" svg:x="24.842cm" svg:y="21.084cm">
          <draw:text-box>
            <text:p><text:span text:style-name="T1">NO</text:span></text:p>
          </draw:text-box>
        </draw:frame>
        <draw:custom-shape draw:style-name="gr3" draw:text-style-name="P2" xml:id="id1" draw:id="id1" draw:layer="layout" svg:width="3.81cm" svg:height="1.397cm" svg:x="8.538cm" svg:y="3.643cm">
          <text:p text:style-name="P1"><text:span text:style-name="T1">STAR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8" draw:text-style-name="P1" xml:id="id15" draw:id="id15" draw:layer="layout" svg:width="2.921cm" svg:height="2.921cm" svg:x="14.216cm" svg:y="31.305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3" draw:text-style-name="P2" xml:id="id8" draw:id="id8" draw:layer="layout" svg:width="4.318cm" svg:height="1.143cm" svg:x="4.564cm" svg:y="23.582cm">
          <text:p text:style-name="P1"><text:span text:style-name="T1">CSV FILE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1" xml:id="id2" draw:id="id2" draw:layer="layout" svg:width="2.54cm" svg:height="2.413cm" svg:x="9.173cm" svg:y="6.31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5" draw:layer="layout" svg:x1="11.713cm" svg:y1="7.517cm" svg:x2="16.248cm" svg:y2="9.612cm" draw:start-shape="id2" draw:start-glue-point="10" draw:end-shape="id5" draw:end-glue-point="0" svg:d="M11713 7517h4535v2095" svg:viewBox="0 0 4536 2096">
          <text:p/>
        </draw:connector>
        <draw:custom-shape draw:style-name="gr1" draw:text-style-name="P2" xml:id="id19" draw:id="id19" draw:layer="layout" svg:width="6.35cm" svg:height="1.397cm" svg:x="7.268cm" svg:y="11.39cm">
          <text:p text:style-name="P1"><text:span text:style-name="T1">initial_file.pdfem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layer="layout" svg:x1="10.443cm" svg:y1="8.723cm" svg:x2="10.443cm" svg:y2="11.39cm" draw:start-shape="id2" draw:start-glue-point="8" draw:end-shape="id19" draw:end-glue-point="0" svg:d="M10443 8723v2667" svg:viewBox="0 0 1 2668">
          <text:p/>
        </draw:connector>
      </draw:page>
      <draw:page draw:name="page2" draw:style-name="dp1" draw:master-page-name="Default">
        <draw:custom-shape draw:style-name="gr9" draw:text-style-name="P2" xml:id="id20" draw:id="id20" draw:layer="layout" svg:width="6.604cm" svg:height="2.101cm" svg:x="13.11cm" svg:y="5.122cm">
          <text:p text:style-name="P1"><text:span text:style-name="T1">Get data 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22" draw:id="id22" draw:layer="layout" svg:width="7.774cm" svg:height="4.801cm" svg:x="12.345cm" svg:y="18.399cm">
          <text:p text:style-name="P1"><text:span text:style-name="T1"/></text:p>
          <text:p text:style-name="P1"><text:span text:style-name="T1">Send through mail</text:span></text:p>
          <text:p text:style-name="P1"><text:span text:style-name="T1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8" draw:layer="layout" svg:width="1.801cm" svg:height="0.952cm" svg:x="19.18cm" svg:y="19.034cm">
          <draw:text-box>
            <text:p><text:span text:style-name="T4">No</text:span></text:p>
          </draw:text-box>
        </draw:frame>
        <draw:frame draw:style-name="gr10" draw:text-style-name="P8" draw:layer="layout" svg:width="1.801cm" svg:height="0.952cm" svg:x="9.909cm" svg:y="19.098cm">
          <draw:text-box>
            <text:p><text:span text:style-name="T4">Yes</text:span></text:p>
          </draw:text-box>
        </draw:frame>
        <draw:custom-shape draw:style-name="gr9" draw:text-style-name="P2" xml:id="id21" draw:id="id21" draw:layer="layout" svg:width="6.601cm" svg:height="2.101cm" svg:x="13.113cm" svg:y="8.239cm">
          <text:p text:style-name="P1"><text:span text:style-name="T1">Views.first</text:span></text:p>
          <draw:enhanced-geometry svg:viewBox="0 0 21600 21600" draw:type="rectangle" draw:enhanced-path="M 0 0 L 21600 0 21600 21600 0 21600 0 0 Z N"/>
        </draw:custom-shape>
        <draw:connector draw:style-name="gr11" draw:text-style-name="P9" draw:layer="layout" svg:x1="16.409cm" svg:y1="3.794cm" svg:x2="16.412cm" svg:y2="5.122cm" draw:end-shape="id20" draw:end-glue-point="0" svg:d="M16409 3794v401h3v927" svg:viewBox="0 0 4 1329">
          <text:p/>
        </draw:connector>
        <draw:connector draw:style-name="gr11" draw:text-style-name="P9" draw:layer="layout" svg:x1="16.412cm" svg:y1="7.223cm" svg:x2="16.413cm" svg:y2="8.239cm" draw:start-shape="id20" draw:start-glue-point="2" draw:end-shape="id21" draw:end-glue-point="0" svg:d="M16412 7223v507h1v509" svg:viewBox="0 0 2 1017">
          <text:p/>
        </draw:connector>
        <draw:connector draw:style-name="gr11" draw:text-style-name="P9" draw:layer="layout" svg:x1="16.23cm" svg:y1="15.888cm" svg:x2="16.232cm" svg:y2="18.399cm" draw:end-shape="id22" svg:d="M16230 15888v992h2v1519" svg:viewBox="0 0 3 2512">
          <text:p/>
        </draw:connector>
        <draw:custom-shape draw:style-name="gr9" draw:text-style-name="P2" xml:id="id29" draw:id="id29" draw:layer="layout" svg:width="6.601cm" svg:height="2.101cm" svg:x="13.113cm" svg:y="15.097cm">
          <text:p text:style-name="P1"><text:span text:style-name="T1">Write MLS in input.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9" draw:layer="layout" svg:x1="16.413cm" svg:y1="10.34cm" svg:x2="16.413cm" svg:y2="11.668cm" draw:start-shape="id21" draw:start-glue-point="2" draw:end-shape="id23" draw:end-glue-point="0" svg:d="M16413 10340v1328" svg:viewBox="0 0 1 1329">
          <text:p/>
        </draw:connector>
        <draw:connector draw:style-name="gr11" draw:text-style-name="P9" draw:layer="layout" svg:x1="12.345cm" svg:y1="20.8cm" svg:x2="8.982cm" svg:y2="23.352cm" draw:start-shape="id22" draw:start-glue-point="5" draw:end-shape="id24" draw:end-glue-point="4" svg:d="M12345 20800h-3363v2552" svg:viewBox="0 0 3364 2553">
          <text:p/>
        </draw:connector>
        <draw:custom-shape draw:style-name="gr9" draw:text-style-name="P2" xml:id="id25" draw:id="id25" draw:layer="layout" svg:width="6.601cm" svg:height="2.101cm" svg:x="18.1cm" svg:y="22.717cm">
          <text:p text:style-name="P1"><text:span text:style-name="T1">Append MLS in </text:span></text:p>
          <text:p text:style-name="P1"><text:span text:style-name="T1">civil.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9" draw:layer="layout" svg:x1="20.119cm" svg:y1="20.8cm" svg:x2="21.4cm" svg:y2="22.717cm" draw:start-shape="id22" draw:start-glue-point="7" draw:end-shape="id25" svg:d="M20119 20800h1281v1917" svg:viewBox="0 0 1282 1918">
          <text:p/>
        </draw:connector>
        <draw:connector draw:style-name="gr11" draw:text-style-name="P9" draw:layer="layout" svg:x1="21.4cm" svg:y1="24.818cm" svg:x2="21.4cm" svg:y2="26.4cm" draw:start-shape="id25" draw:start-glue-point="2" draw:end-shape="id26" draw:end-glue-point="0" svg:d="M21400 24818v1582" svg:viewBox="0 0 1 1583">
          <text:p/>
        </draw:connector>
        <draw:custom-shape draw:style-name="gr9" draw:text-style-name="P2" xml:id="id26" draw:id="id26" draw:layer="layout" svg:width="6.601cm" svg:height="2.101cm" svg:x="18.1cm" svg:y="26.4cm">
          <text:p text:style-name="P1"><text:span text:style-name="T1">Write and call civil.sh</text:span></text:p>
          <draw:enhanced-geometry svg:viewBox="0 0 21600 21600" draw:type="rectangle" draw:enhanced-path="M 0 0 L 21600 0 21600 21600 0 21600 0 0 Z N"/>
        </draw:custom-shape>
        <draw:connector draw:style-name="gr11" draw:text-style-name="P9" draw:layer="layout" svg:x1="21.4cm" svg:y1="28.501cm" svg:x2="21.425cm" svg:y2="30.083cm" draw:start-shape="id26" draw:start-glue-point="2" draw:end-shape="id27" draw:end-glue-point="0" svg:d="M21400 28501v790h25v792" svg:viewBox="0 0 26 1583">
          <text:p/>
        </draw:connector>
        <draw:custom-shape draw:style-name="gr9" draw:text-style-name="P2" xml:id="id27" draw:id="id27" draw:layer="layout" svg:width="6.601cm" svg:height="2.101cm" svg:x="18.125cm" svg:y="30.083cm">
          <text:p text:style-name="P1"><text:span text:style-name="T1">Send pdf as repos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xml:id="id28" draw:id="id28" draw:layer="layout" svg:width="6.477cm" svg:height="2.101cm" svg:x="18.218cm" svg:y="33.766cm">
          <text:p text:style-name="P1"><text:span text:style-name="T1">Delete civil.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9" draw:layer="layout" svg:x1="21.425cm" svg:y1="32.184cm" svg:x2="21.456cm" svg:y2="33.766cm" draw:start-shape="id27" draw:start-glue-point="2" draw:end-shape="id28" draw:end-glue-point="0" svg:d="M21425 32184v790h31v792" svg:viewBox="0 0 32 1583">
          <text:p/>
        </draw:connector>
        <draw:custom-shape draw:style-name="gr12" draw:text-style-name="P2" draw:layer="layout" svg:width="6.223cm" svg:height="2.032cm" svg:x="13.364cm" svg:y="1.762cm">
          <text:p text:style-name="P1"><text:span text:style-name="T1">STAR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9" draw:layer="layout" svg:x1="19.714cm" svg:y1="16.147cm" svg:x2="26.445cm" svg:y2="17.383cm" draw:start-shape="id29" draw:start-glue-point="1" draw:end-shape="id30" draw:end-glue-point="4" svg:d="M19714 16147h6731v1236" svg:viewBox="0 0 6732 1237">
          <text:p/>
        </draw:connector>
        <draw:connector draw:style-name="gr13" draw:text-style-name="P9" draw:layer="layout" svg:x1="24.701cm" svg:y1="27.45cm" svg:x2="26.445cm" svg:y2="19.956cm" draw:start-shape="id26" draw:start-glue-point="1" draw:end-shape="id30" draw:end-glue-point="6" svg:d="M24701 27450h1744v-7494" svg:viewBox="0 0 1745 7495">
          <text:p/>
        </draw:connector>
        <draw:custom-shape draw:style-name="gr12" draw:text-style-name="P11" xml:id="id30" draw:id="id30" draw:layer="layout" svg:width="5.334cm" svg:height="2.794cm" svg:x="23.778cm" svg:y="17.383cm">
          <text:p text:style-name="P10"><text:span text:style-name="T1">Temp*/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1" draw:layer="layout" svg:x1="8.982cm" svg:y1="26.781cm" svg:x2="9.002cm" svg:y2="28.813cm" draw:start-shape="id24" draw:start-glue-point="8" draw:end-shape="id31" draw:end-glue-point="0" svg:d="M8982 26781v1016h20v1016" svg:viewBox="0 0 21 2033">
          <text:p/>
        </draw:connector>
        <draw:custom-shape draw:style-name="gr9" draw:text-style-name="P2" xml:id="id31" draw:id="id31" draw:layer="layout" svg:width="5.501cm" svg:height="1.651cm" svg:x="6.252cm" svg:y="28.813cm">
          <text:p text:style-name="P1"><text:span text:style-name="T1">View.pdfem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xml:id="id24" draw:id="id24" draw:layer="layout" svg:width="3.683cm" svg:height="3.429cm" svg:x="7.141cm" svg:y="23.35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15" draw:text-style-name="P9" draw:layer="layout" svg:x1="10.824cm" svg:y1="25.067cm" svg:x2="14.169cm" svg:y2="31.861cm" draw:start-shape="id24" draw:start-glue-point="10" draw:end-shape="id32" draw:end-glue-point="0" svg:d="M10824 25067h3345v6794" svg:viewBox="0 0 3346 6795">
          <text:p/>
        </draw:connector>
        <draw:connector draw:style-name="gr15" draw:text-style-name="P9" draw:layer="layout" svg:x1="21.456cm" svg:y1="35.867cm" svg:x2="21.442cm" svg:y2="37.202cm" draw:start-shape="id28" draw:start-glue-point="2" draw:end-shape="id33" draw:end-glue-point="0" svg:d="M21456 35867v667h-14v668" svg:viewBox="0 0 15 1336">
          <text:p/>
        </draw:connector>
        <draw:custom-shape draw:style-name="gr9" draw:text-style-name="P2" xml:id="id32" draw:id="id32" draw:layer="layout" svg:width="5.501cm" svg:height="1.778cm" svg:x="11.419cm" svg:y="31.861cm">
          <text:p text:style-name="P1"><text:span text:style-name="T1">Index.html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xml:id="id33" draw:id="id33" draw:layer="layout" svg:width="6.703cm" svg:height="2.094cm" svg:x="18.091cm" svg:y="37.202cm">
          <text:p text:style-name="P1"><text:span text:style-name="T1">File..html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layer="layout" svg:x1="29.112cm" svg:y1="18.78cm" svg:x2="24.726cm" svg:y2="31.133cm" draw:start-shape="id30" draw:start-glue-point="7" draw:end-shape="id27" draw:end-glue-point="1" svg:d="M29112 18780h527v12353h-4913" svg:viewBox="0 0 4914 12354">
          <text:p/>
        </draw:connector>
        <draw:custom-shape draw:style-name="gr9" draw:text-style-name="P2" xml:id="id23" draw:id="id23" draw:layer="layout" svg:width="6.601cm" svg:height="2.101cm" svg:x="13.113cm" svg:y="11.668cm">
          <text:p text:style-name="P1"><text:span text:style-name="T1">Extract <text:s/>MLS from CSV file</text:span></text:p>
          <draw:enhanced-geometry svg:viewBox="0 0 21600 21600" draw:type="rectangle" draw:enhanced-path="M 0 0 L 21600 0 21600 21600 0 21600 0 0 Z N"/>
        </draw:custom-shape>
        <draw:connector draw:style-name="gr11" draw:layer="layout" svg:x1="16.413cm" svg:y1="13.769cm" svg:x2="16.413cm" svg:y2="15.097cm" draw:start-shape="id23" draw:start-glue-point="2" draw:end-shape="id29" draw:end-glue-point="0" svg:d="M16413 13769v1328" svg:viewBox="0 0 1 1329">
          <text:p/>
        </draw:connector>
        <draw:frame draw:style-name="gr7" draw:text-style-name="P7" draw:layer="layout" svg:width="6.223cm" svg:height="1.101cm" svg:x="21.619cm" svg:y="7.265cm">
          <draw:text-box>
            <text:p><text:span text:style-name="T1">FLOW OF DATA</text:span></text:p>
          </draw:text-box>
        </draw:frame>
        <draw:connector draw:style-name="gr17" draw:text-style-name="P5" draw:layer="layout" svg:x1="27.207cm" svg:y1="7.856cm" svg:x2="30.355cm" svg:y2="7.858cm" svg:d="M27207 7856h1574v2h1574" svg:viewBox="0 0 3149 3">
          <text:p/>
        </draw:connector>
        <draw:connector draw:style-name="gr5" draw:text-style-name="P5" draw:layer="layout" svg:x1="27.242cm" svg:y1="9.578cm" svg:x2="30.39cm" svg:y2="9.58cm" svg:d="M27242 9578h1574v2h1574" svg:viewBox="0 0 3149 3">
          <text:p/>
        </draw:connector>
        <draw:frame draw:style-name="gr7" draw:text-style-name="P7" draw:layer="layout" svg:width="6.223cm" svg:height="1.101cm" svg:x="22.262cm" svg:y="8.987cm">
          <draw:text-box>
            <text:p><text:span text:style-name="T1">FLOW OF DATA AND CONTROL</text:span></text:p>
          </draw:text-box>
        </draw:frame>
      </draw:page>
      <draw:page draw:name="page3" draw:style-name="dp1" draw:master-page-name="Default"/>
      <draw:page draw:name="page4" draw:style-name="dp1" draw:master-page-name="Default">
        <draw:custom-shape draw:style-name="gr18" draw:text-style-name="P4" xml:id="id39" draw:id="id39" draw:layer="layout" svg:width="3.801cm" svg:height="1.701cm" svg:x="12.983cm" svg:y="22.022cm">
          <text:p text:style-name="P1"><text:span text:style-name="T3">sto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xml:id="id34" draw:id="id34" draw:layer="layout" svg:width="3.801cm" svg:height="1.701cm" svg:x="12.992cm" svg:y="5.689cm">
          <text:p text:style-name="P1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35" draw:id="id35" draw:layer="layout" svg:width="5.08cm" svg:height="2.101cm" svg:x="12.348cm" svg:y="8.68cm">
          <text:p text:style-name="P1"><text:span text:style-name="T2">Get email id </text:span></text:p>
          <text:p text:style-name="P1"><text:span text:style-name="T2">from calling function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xml:id="id36" draw:id="id36" draw:layer="layout" svg:width="5.08cm" svg:height="1.778cm" svg:x="12.348cm" svg:y="12.42cm">
          <text:p text:style-name="P1">Call (./civil.sh name 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9" draw:layer="layout" svg:x1="14.893cm" svg:y1="7.39cm" svg:x2="14.888cm" svg:y2="8.68cm" draw:start-shape="id34" draw:start-glue-point="8" draw:end-shape="id35" draw:end-glue-point="0" svg:d="M14893 7390v645h-5v645" svg:viewBox="0 0 6 1291">
          <text:p/>
        </draw:connector>
        <draw:connector draw:style-name="gr19" draw:layer="layout" svg:x1="14.888cm" svg:y1="10.781cm" svg:x2="14.888cm" svg:y2="12.42cm" draw:start-shape="id35" draw:start-glue-point="2" draw:end-shape="id36" draw:end-glue-point="4" svg:d="M14888 10781v1639" svg:viewBox="0 0 1 1640">
          <text:p/>
        </draw:connector>
        <draw:connector draw:style-name="gr19" draw:layer="layout" svg:x1="14.888cm" svg:y1="14.198cm" svg:x2="14.888cm" svg:y2="15.595cm" draw:start-shape="id36" draw:start-glue-point="6" draw:end-shape="id37" draw:end-glue-point="4" svg:d="M14888 14198v1397" svg:viewBox="0 0 1 1398">
          <text:p/>
        </draw:connector>
        <draw:custom-shape draw:style-name="gr18" draw:text-style-name="P1" xml:id="id37" draw:id="id37" draw:layer="layout" svg:width="5.08cm" svg:height="1.778cm" svg:x="12.348cm" svg:y="15.595cm">
          <text:p text:style-name="P1">Get pdf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9" draw:layer="layout" svg:x1="14.888cm" svg:y1="17.5cm" svg:x2="14.888cm" svg:y2="18.897cm" draw:end-shape="id38" draw:end-glue-point="4" svg:d="M14888 17500v1397" svg:viewBox="0 0 1 1398">
          <text:p/>
        </draw:connector>
        <draw:custom-shape draw:style-name="gr18" draw:text-style-name="P1" xml:id="id38" draw:id="id38" draw:layer="layout" svg:width="5.08cm" svg:height="1.778cm" svg:x="12.348cm" svg:y="18.897cm">
          <text:p text:style-name="P1">Email pdf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9" draw:layer="layout" svg:x1="14.888cm" svg:y1="20.675cm" svg:x2="14.883cm" svg:y2="22.022cm" draw:start-shape="id38" draw:start-glue-point="6" draw:end-shape="id39" svg:d="M14888 20675v674h-5v673" svg:viewBox="0 0 6 1348">
          <text:p/>
        </draw:connector>
        <draw:custom-shape draw:style-name="gr4" draw:text-style-name="P4" xml:id="id45" draw:id="id45" draw:layer="layout" svg:width="3.802cm" svg:height="1.701cm" svg:x="43.852cm" svg:y="48.565cm">
          <text:p text:style-name="P1"><text:span text:style-name="T3">Return to calling function</text:span></text:p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40" draw:id="id40" draw:layer="layout" svg:width="3.831cm" svg:height="1.701cm" svg:x="43.823cm" svg:y="29.555cm">
          <text:p text:style-name="P1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46" draw:id="id46" draw:layer="layout" svg:width="5.334cm" svg:height="2.794cm" svg:x="53.115cm" svg:y="38.836cm">
          <text:p text:style-name="P10"><text:span text:style-name="T1">Temp*/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4" draw:text-style-name="P1" xml:id="id41" draw:id="id41" draw:layer="layout" svg:width="5.334cm" svg:height="2.413cm" svg:x="43.082cm" svg:y="32.69cm">
          <text:p text:style-name="P1"><text:span text:style-name="T3">Initialize varaibles and </text:span></text:p>
          <text:p text:style-name="P1"><text:span text:style-name="T3">preapre name of </text:span></text:p>
          <text:p text:style-name="P1"><text:span text:style-name="T3">user temperory file</text:span></text:p>
          <text:p text:style-name="P1"><text:span text:style-name="T3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42" draw:id="id42" draw:layer="layout" svg:width="5.08cm" svg:height="2.413cm" svg:x="43.209cm" svg:y="36.754cm">
          <text:p text:style-name="P1"><text:span text:style-name="T3">Create Temp*/ file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44" draw:id="id44" draw:layer="layout" svg:width="5.588cm" svg:height="2.413cm" svg:x="42.955cm" svg:y="44.755cm">
          <text:p text:style-name="P1"><text:span text:style-name="T3">Write itemp*/nput.sage</text:span></text:p>
          <text:p text:style-name="P1"><text:span text:style-name="T3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1" draw:layer="layout" svg:x1="45.739cm" svg:y1="31.256cm" svg:x2="45.749cm" svg:y2="32.69cm" draw:start-shape="id40" draw:start-glue-point="8" draw:end-shape="id41" draw:end-glue-point="4" svg:d="M45739 31256v717h10v717" svg:viewBox="0 0 11 1435">
          <text:p/>
        </draw:connector>
        <draw:custom-shape draw:style-name="gr4" draw:text-style-name="P1" xml:id="id43" draw:id="id43" draw:layer="layout" svg:width="5.08cm" svg:height="2.413cm" svg:x="43.209cm" svg:y="40.818cm">
          <text:p text:style-name="P1"><text:span text:style-name="T3">Copy initiale files form </text:span></text:p>
          <text:p text:style-name="P1"><text:span text:style-name="T3">Sagemath/main.sage</text:span></text:p>
          <text:p text:style-name="P1"><text:span text:style-name="T3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1" draw:layer="layout" svg:x1="45.749cm" svg:y1="35.103cm" svg:x2="45.749cm" svg:y2="36.754cm" draw:start-shape="id41" draw:start-glue-point="6" draw:end-shape="id42" draw:end-glue-point="4" svg:d="M45749 35103v1651" svg:viewBox="0 0 1 1652">
          <text:p/>
        </draw:connector>
        <draw:connector draw:style-name="gr21" draw:layer="layout" svg:x1="45.749cm" svg:y1="39.167cm" svg:x2="45.749cm" svg:y2="40.818cm" draw:start-shape="id42" draw:start-glue-point="6" draw:end-shape="id43" svg:d="M45749 39167v1651" svg:viewBox="0 0 1 1652">
          <text:p/>
        </draw:connector>
        <draw:connector draw:style-name="gr21" draw:layer="layout" svg:x1="45.749cm" svg:y1="43.231cm" svg:x2="45.749cm" svg:y2="44.755cm" draw:start-shape="id43" draw:start-glue-point="6" draw:end-shape="id44" draw:end-glue-point="4" svg:d="M45749 43231v1524" svg:viewBox="0 0 1 1525">
          <text:p/>
        </draw:connector>
        <draw:connector draw:style-name="gr21" draw:layer="layout" svg:x1="45.749cm" svg:y1="47.168cm" svg:x2="45.753cm" svg:y2="48.565cm" draw:start-shape="id44" draw:start-glue-point="6" draw:end-shape="id45" draw:end-glue-point="4" svg:d="M45749 47168v698h4v699" svg:viewBox="0 0 5 1398">
          <text:p/>
        </draw:connector>
        <draw:connector draw:style-name="gr17" draw:layer="layout" svg:x1="48.289cm" svg:y1="37.961cm" svg:x2="55.782cm" svg:y2="38.836cm" draw:start-shape="id42" draw:start-glue-point="7" draw:end-shape="id46" draw:end-glue-point="4" svg:d="M48289 37961h7493v875" svg:viewBox="0 0 7494 876">
          <text:p/>
        </draw:connector>
        <draw:connector draw:style-name="gr17" draw:layer="layout" svg:x1="48.416cm" svg:y1="42.011cm" svg:x2="55.782cm" svg:y2="41.409cm" draw:end-shape="id46" draw:end-glue-point="6" svg:d="M48416 42011v146h7366v-748" svg:viewBox="0 0 7367 749">
          <text:p/>
        </draw:connector>
      </draw:page>
      <draw:page draw:name="page5" draw:style-name="dp1" draw:master-page-name="Default">
        <draw:line draw:style-name="gr22" draw:text-style-name="P1" draw:layer="layout" svg:x1="23.398cm" svg:y1="8.698cm" svg:x2="23.398cm" svg:y2="10.098cm">
          <text:p/>
        </draw:line>
        <draw:custom-shape draw:style-name="gr23" draw:text-style-name="P4" draw:layer="layout" svg:width="7.3cm" svg:height="2.602cm" svg:x="19.996cm" svg:y="10.297cm">
          <text:p text:style-name="P1"><text:span text:style-name="T3">Call latex <text:s/>civil.tex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4" draw:text-style-name="P1" draw:layer="layout" svg:width="5.799cm" svg:height="3.1cm" svg:x="24.2cm" svg:y="49.897cm">
          <text:p/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4" draw:text-style-name="P4" draw:layer="layout" svg:width="3.801cm" svg:height="1.701cm" svg:x="21.964cm" svg:y="6.898cm">
          <text:p text:style-name="P1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" draw:layer="layout" svg:x1="23.298cm" svg:y1="12.9cm" svg:x2="23.298cm" svg:y2="14.3cm">
          <text:p/>
        </draw:line>
        <draw:custom-shape draw:style-name="gr23" draw:text-style-name="P4" draw:layer="layout" svg:width="7.3cm" svg:height="2.602cm" svg:x="19.797cm" svg:y="14.897cm">
          <text:p text:style-name="P1"><text:span text:style-name="T3">Call latex <text:s/>civil.tex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2" draw:text-style-name="P1" draw:layer="layout" svg:x1="23.098cm" svg:y1="17.5cm" svg:x2="23.098cm" svg:y2="18.9cm">
          <text:p/>
        </draw:line>
        <draw:custom-shape draw:style-name="gr23" draw:text-style-name="P4" draw:layer="layout" svg:width="7.3cm" svg:height="2.602cm" svg:x="19.398cm" svg:y="18.996cm">
          <text:p text:style-name="P1"><text:span text:style-name="T3">Call pdflatex civil.tex</text:span></text:p>
          <text:p text:style-name="P1"><text:span text:style-name="T3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2" draw:text-style-name="P1" draw:layer="layout" svg:x1="22.697cm" svg:y1="21.599cm" svg:x2="22.697cm" svg:y2="22.999cm">
          <text:p/>
        </draw:line>
        <draw:custom-shape draw:style-name="gr4" draw:text-style-name="P4" draw:layer="layout" svg:width="3.801cm" svg:height="1.701cm" svg:x="19.196cm" svg:y="39.296cm">
          <text:p text:style-name="P1"><text:span text:style-name="T3">Civil.dvi created</text:span></text:p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7.3cm" svg:height="2.602cm" svg:x="19.797cm" svg:y="14.897cm">
          <text:p text:style-name="P1"><text:span text:style-name="T3">Call sage civil.sagetex.sage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2" draw:text-style-name="P1" draw:layer="layout" svg:x1="23.098cm" svg:y1="17.5cm" svg:x2="23.098cm" svg:y2="18.9cm">
          <text:p/>
        </draw:line>
        <draw:line draw:style-name="gr22" draw:text-style-name="P1" draw:layer="layout" svg:x1="25.198cm" svg:y1="35.298cm" svg:x2="27.198cm" svg:y2="49.498cm">
          <text:p/>
        </draw:line>
        <draw:custom-shape draw:style-name="gr23" draw:text-style-name="P4" draw:layer="layout" svg:width="7.3cm" svg:height="2.602cm" svg:x="18.298cm" svg:y="34.396cm">
          <text:p text:style-name="P1"><text:span text:style-name="T3">Create civil.sagetex.sage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2" draw:text-style-name="P1" draw:layer="layout" svg:x1="22.098cm" svg:y1="32.898cm" svg:x2="22.098cm" svg:y2="34.298cm">
          <text:p/>
        </draw:line>
        <draw:line draw:style-name="gr22" draw:text-style-name="P1" draw:layer="layout" svg:x1="21.399cm" svg:y1="36.899cm" svg:x2="21.299cm" svg:y2="38.298cm">
          <text:p/>
        </draw:line>
        <draw:custom-shape draw:style-name="gr4" draw:text-style-name="P4" draw:layer="layout" svg:width="3.801cm" svg:height="1.701cm" svg:x="21.698cm" svg:y="26.797cm">
          <text:p text:style-name="P1"><text:span text:style-name="T3">Start</text:span></text:p>
          <text:p text:style-name="P1"><text:span text:style-name="T3"/></text:p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7.3cm" svg:height="2.602cm" svg:x="7.998cm" svg:y="50.197cm">
          <text:p text:style-name="P1"><text:span text:style-name="T3">Call sage mainl.sage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3" draw:text-style-name="P4" draw:layer="layout" svg:width="7.3cm" svg:height="2.602cm" svg:x="7.297cm" svg:y="54.797cm">
          <text:p text:style-name="P1"><text:span text:style-name="T3">Load <text:s/>sage input.sage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2" draw:text-style-name="P1" draw:layer="layout" svg:x1="10.598cm" svg:y1="57.4cm" svg:x2="10.598cm" svg:y2="58.8cm">
          <text:p/>
        </draw:line>
        <draw:custom-shape draw:style-name="gr23" draw:text-style-name="P4" draw:layer="layout" svg:width="7.3cm" svg:height="2.602cm" svg:x="6.596cm" svg:y="58.498cm">
          <text:p text:style-name="P1"><text:span text:style-name="T3">Execute procedure 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3" draw:text-style-name="P4" draw:layer="layout" svg:width="7.3cm" svg:height="2.602cm" svg:x="19.498cm" svg:y="30.197cm">
          <text:p text:style-name="P1"><text:span text:style-name="T3">Read Sage calls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3" draw:text-style-name="P4" draw:layer="layout" svg:width="7.3cm" svg:height="2.602cm" svg:x="5.698cm" svg:y="62.497cm">
          <text:p text:style-name="P1"><text:span text:style-name="T3">Create civil.sagetex.out</text:span></text:p>
          <text:p text:style-name="P1"><text:span text:style-name="T3">And many other files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3.801cm" svg:height="1.701cm" svg:x="10.596cm" svg:y="47.796cm">
          <text:p text:style-name="P1"><text:span text:style-name="T3">Start</text:span></text:p>
          <text:p text:style-name="P1"><text:span text:style-name="T3"/></text:p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801cm" svg:height="1.701cm" svg:x="33.098cm" svg:y="64.397cm">
          <text:p text:style-name="P1"><text:span text:style-name="T3">Stop</text:span></text:p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7.3cm" svg:height="2.602cm" svg:x="32.497cm" svg:y="55.896cm">
          <text:p text:style-name="P1"><text:span text:style-name="T3">Fill sage values</text:span></text:p>
          <text:p text:style-name="P1"><text:span text:style-name="T3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2" draw:text-style-name="P1" draw:layer="layout" svg:x1="36.297cm" svg:y1="54.397cm" svg:x2="36.297cm" svg:y2="55.797cm">
          <text:p/>
        </draw:line>
        <draw:line draw:style-name="gr22" draw:text-style-name="P1" draw:layer="layout" svg:x1="35.598cm" svg:y1="58.399cm" svg:x2="35.498cm" svg:y2="59.798cm">
          <text:p/>
        </draw:line>
        <draw:custom-shape draw:style-name="gr4" draw:text-style-name="P4" draw:layer="layout" svg:width="3.801cm" svg:height="1.701cm" svg:x="35.896cm" svg:y="48.297cm">
          <text:p text:style-name="P1"><text:span text:style-name="T3">Start</text:span></text:p>
          <text:p text:style-name="P1"><text:span text:style-name="T3"/></text:p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7.3cm" svg:height="2.602cm" svg:x="33.697cm" svg:y="51.696cm">
          <text:p text:style-name="P1"><text:span text:style-name="T3">Read civil.sagetex.out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5" draw:text-style-name="P1" draw:layer="layout" svg:x1="12.298cm" svg:y1="49.297cm" svg:x2="11.298cm" svg:y2="54.997cm">
          <text:p/>
        </draw:line>
        <draw:line draw:style-name="gr25" draw:text-style-name="P1" draw:layer="layout" svg:x1="37.498cm" svg:y1="48.698cm" svg:x2="36.498cm" svg:y2="54.398cm">
          <text:p/>
        </draw:line>
        <draw:custom-shape draw:style-name="gr4" draw:text-style-name="P4" draw:layer="layout" svg:width="3.801cm" svg:height="1.701cm" svg:x="6.798cm" svg:y="67.097cm">
          <text:p text:style-name="P1"><text:span text:style-name="T3">Stop</text:span></text:p>
          <text:p text:style-name="P1"><text:span text:style-name="T3"/></text:p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7.3cm" svg:height="2.602cm" svg:x="30.896cm" svg:y="59.198cm">
          <text:p text:style-name="P1"><text:span text:style-name="T3">Create civil.sagetex.out</text:span></text:p>
          <text:p text:style-name="P1"><text:span text:style-name="T3">And many other files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2" draw:text-style-name="P1" draw:layer="layout" svg:x1="12.298cm" svg:y1="63.697cm" svg:x2="25.698cm" svg:y2="52.897cm">
          <text:p/>
        </draw:line>
        <draw:line draw:style-name="gr22" draw:text-style-name="P1" draw:layer="layout" svg:x1="31.597cm" svg:y1="60.899cm" svg:x2="28.197cm" svg:y2="52.799cm">
          <text:p/>
        </draw:line>
      </draw:page>
      <draw:page draw:name="page6" draw:style-name="dp1" draw:master-page-name="Default"/>
      <draw:page draw:name="page7" draw:style-name="dp1" draw:master-page-name="Default">
        <draw:custom-shape draw:style-name="gr26" draw:text-style-name="P12" xml:id="id48" draw:id="id48" draw:layer="layout" svg:width="6.3cm" svg:height="5.4cm" svg:x="6.248cm" svg:y="24.785cm">
          <text:p text:style-name="P1"><text:span text:style-name="T5">File.html</text:span></text:p>
          <text:p text:style-name="P1"><text:span text:style-name="T5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12" xml:id="id47" draw:id="id47" draw:layer="layout" svg:width="6.3cm" svg:height="5.273cm" svg:x="6.257cm" svg:y="13.573cm">
          <text:p text:style-name="P1"><text:span text:style-name="T5">Matrix.htm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12" xml:id="id49" draw:id="id49" draw:layer="layout" svg:width="6.3cm" svg:height="5.146cm" svg:x="22.132cm" svg:y="13.634cm">
          <text:p text:style-name="P1"><text:span text:style-name="T5">Last.htm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1" draw:layer="layout" svg:width="3.1cm" svg:height="2.1cm" svg:x="18.1cm" svg:y="24.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2" xml:id="id52" draw:id="id52" draw:layer="layout" svg:width="3.1cm" svg:height="2.1cm" svg:x="25.7cm" svg:y="24.3cm">
          <text:p text:style-name="P1"><text:span text:style-name="T5">about</text:span></text:p>
          <draw:enhanced-geometry svg:viewBox="0 0 21600 21600" draw:type="rectangle" draw:enhanced-path="M 0 0 L 21600 0 21600 21600 0 21600 0 0 Z N"/>
        </draw:custom-shape>
        <draw:custom-shape draw:style-name="gr26" draw:text-style-name="P12" xml:id="id53" draw:id="id53" draw:layer="layout" svg:width="3.1cm" svg:height="2.1cm" svg:x="32.2cm" svg:y="24.5cm">
          <text:p text:style-name="P1"><text:span text:style-name="T5">Contact</text:span></text:p>
          <text:p text:style-name="P1"><text:span text:style-name="T5"/></text:p>
          <draw:enhanced-geometry svg:viewBox="0 0 21600 21600" draw:type="rectangle" draw:enhanced-path="M 0 0 L 21600 0 21600 21600 0 21600 0 0 Z N"/>
        </draw:custom-shape>
        <draw:custom-shape draw:style-name="gr26" draw:text-style-name="P12" xml:id="id51" draw:id="id51" draw:layer="layout" svg:width="3.1cm" svg:height="2.1cm" svg:x="18.1cm" svg:y="24.4cm">
          <text:p text:style-name="P1"><text:span text:style-name="T5">help</text:span></text:p>
          <draw:enhanced-geometry svg:viewBox="0 0 21600 21600" draw:type="rectangle" draw:enhanced-path="M 0 0 L 21600 0 21600 21600 0 21600 0 0 Z N"/>
        </draw:custom-shape>
        <draw:custom-shape draw:style-name="gr26" draw:text-style-name="P12" xml:id="id50" draw:id="id50" draw:layer="layout" svg:width="3.1cm" svg:height="2.1cm" svg:x="7.858cm" svg:y="6.393cm">
          <text:p text:style-name="P1"><text:span text:style-name="T5">Sample csv</text:span></text:p>
          <text:p text:style-name="P1"><text:span text:style-name="T5"/></text:p>
          <draw:enhanced-geometry svg:viewBox="0 0 21600 21600" draw:type="rectangle" draw:enhanced-path="M 0 0 L 21600 0 21600 21600 0 21600 0 0 Z N"/>
        </draw:custom-shape>
        <draw:connector draw:style-name="gr27" draw:text-style-name="P1" draw:layer="controls" svg:x1="9.407cm" svg:y1="18.846cm" svg:x2="9.398cm" svg:y2="24.785cm" draw:start-shape="id47" draw:start-glue-point="6" draw:end-shape="id48" draw:end-glue-point="4" svg:d="M9407 18846v2970h-9v2969" svg:viewBox="0 0 10 5940">
          <text:p/>
        </draw:connector>
        <draw:connector draw:style-name="gr27" draw:text-style-name="P1" draw:layer="controls" svg:x1="12.557cm" svg:y1="16.21cm" svg:x2="22.132cm" svg:y2="16.207cm" draw:start-shape="id47" draw:start-glue-point="7" draw:end-shape="id49" draw:end-glue-point="5" svg:d="M12557 16210h4788v-3h4787" svg:viewBox="0 0 9576 4">
          <text:p/>
        </draw:connector>
        <draw:connector draw:style-name="gr28" draw:text-style-name="P1" draw:layer="controls" svg:x1="9.407cm" svg:y1="13.573cm" svg:x2="9.408cm" svg:y2="8.493cm" draw:start-shape="id47" draw:start-glue-point="4" draw:end-shape="id50" svg:d="M9407 13573v-2540h1v-2540" svg:viewBox="0 0 2 5081">
          <text:p/>
        </draw:connector>
        <draw:connector draw:style-name="gr28" draw:text-style-name="P1" draw:layer="controls" draw:type="line" svg:x1="12.548cm" svg:y1="27.485cm" svg:x2="19.65cm" svg:y2="26.5cm" draw:start-shape="id48" draw:start-glue-point="7" draw:end-shape="id51" draw:end-glue-point="2" svg:d="M12548 27485l7102-985" svg:viewBox="0 0 7103 986">
          <text:p/>
        </draw:connector>
        <draw:connector draw:style-name="gr28" draw:text-style-name="P1" draw:layer="controls" draw:type="line" svg:x1="9.407cm" svg:y1="18.846cm" svg:x2="19.65cm" svg:y2="24.4cm" draw:start-shape="id47" draw:start-glue-point="6" draw:end-shape="id51" draw:end-glue-point="0" svg:d="M9407 18846l10243 5554" svg:viewBox="0 0 10244 5555">
          <text:p/>
        </draw:connector>
        <draw:connector draw:style-name="gr28" draw:text-style-name="P1" draw:layer="controls" draw:type="line" svg:x1="9.407cm" svg:y1="18.846cm" svg:x2="27.25cm" svg:y2="24.3cm" draw:start-shape="id47" draw:start-glue-point="6" draw:end-shape="id52" draw:end-glue-point="0" svg:d="M9407 18846l17843 5454" svg:viewBox="0 0 17844 5455">
          <text:p/>
        </draw:connector>
        <draw:connector draw:style-name="gr28" draw:text-style-name="P1" draw:layer="controls" draw:type="line" svg:x1="9.407cm" svg:y1="18.846cm" svg:x2="33.75cm" svg:y2="24.5cm" draw:start-shape="id47" draw:start-glue-point="6" draw:end-shape="id53" draw:end-glue-point="0" svg:d="M9407 18846l24343 5654" svg:viewBox="0 0 24344 5655">
          <text:p/>
        </draw:connector>
        <draw:connector draw:style-name="gr28" draw:text-style-name="P1" draw:layer="controls" draw:type="line" svg:x1="25.282cm" svg:y1="18.78cm" svg:x2="19.65cm" svg:y2="24.4cm" draw:start-shape="id49" draw:start-glue-point="6" draw:end-shape="id51" draw:end-glue-point="0" svg:d="M25282 18780l-5632 5620" svg:viewBox="0 0 5633 5621">
          <text:p/>
        </draw:connector>
        <draw:connector draw:style-name="gr28" draw:text-style-name="P1" draw:layer="controls" draw:type="line" svg:x1="12.548cm" svg:y1="27.485cm" svg:x2="27.25cm" svg:y2="26.4cm" draw:start-shape="id48" draw:start-glue-point="7" draw:end-shape="id52" draw:end-glue-point="2" svg:d="M12548 27485l14702-1085" svg:viewBox="0 0 14703 1086">
          <text:p/>
        </draw:connector>
        <draw:connector draw:style-name="gr28" draw:text-style-name="P1" draw:layer="controls" draw:type="line" svg:x1="25.282cm" svg:y1="18.78cm" svg:x2="27.25cm" svg:y2="24.3cm" draw:start-shape="id49" draw:start-glue-point="6" draw:end-shape="id52" draw:end-glue-point="0" svg:d="M25282 18780l1968 5520" svg:viewBox="0 0 1969 5521">
          <text:p/>
        </draw:connector>
        <draw:connector draw:style-name="gr28" draw:text-style-name="P1" draw:layer="controls" draw:type="line" svg:x1="13.158cm" svg:y1="27.698cm" svg:x2="33.75cm" svg:y2="26.6cm" draw:end-shape="id53" draw:end-glue-point="2" svg:d="M13158 27698l20592-1098" svg:viewBox="0 0 20593 1099">
          <text:p/>
        </draw:connector>
        <draw:connector draw:style-name="gr28" draw:text-style-name="P1" draw:layer="controls" draw:type="line" svg:x1="25.282cm" svg:y1="18.78cm" svg:x2="33.75cm" svg:y2="24.5cm" draw:start-shape="id49" draw:start-glue-point="6" draw:end-shape="id53" draw:end-glue-point="0" svg:d="M25282 18780l8468 5720" svg:viewBox="0 0 8469 5721">
          <text:p/>
        </draw:connector>
      </draw:page>
      <draw:page draw:name="page8" draw:style-name="dp1" draw:master-page-name="Default">
        <draw:custom-shape draw:style-name="gr26" draw:text-style-name="P4" draw:layer="layout" svg:width="9.001cm" svg:height="2.801cm" svg:x="19.196cm" svg:y="22.597cm">
          <text:p text:style-name="P1"><text:span text:style-name="T3">thi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6" draw:text-style-name="P4" draw:layer="layout" svg:width="7.702cm" svg:height="3.9cm" svg:x="6.296cm" svg:y="21.498cm">
          <text:p text:style-name="P1"><text:span text:style-name="T3">Replace thes wit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draw:layer="layout" svg:width="12.002cm" svg:height="5.602cm" svg:x="7.898cm" svg:y="30.197cm">
          <text:p text:style-name="P1"><text:span text:style-name="T3">Repace this with 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6" draw:text-style-name="P4" draw:layer="layout" svg:width="13.9cm" svg:height="5.4cm" svg:x="29.197cm" svg:y="30.798cm">
          <text:p text:style-name="P1"><text:span text:style-name="T3">This and vice versa</text:span></text:p>
          <text:p text:style-name="P1"><text:span text:style-name="T3"/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9" draw:style-name="dp1" draw:master-page-name="Default">
        <draw:custom-shape draw:style-name="gr29" draw:text-style-name="P13" xml:id="id54" draw:id="id54" draw:layer="layout" svg:width="6.604cm" svg:height="3.735cm" svg:x="12.644cm" svg:y="8.568cm">
          <text:p text:style-name="P1"><text:span text:style-name="T6">DYNAMICS OF STRUCTU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0" draw:text-style-name="P13" xml:id="id55" draw:id="id55" draw:layer="layout" svg:width="6.35cm" svg:height="3.399cm" svg:x="12.771cm" svg:y="16.27cm">
          <text:p text:style-name="P1"><text:span text:style-name="T6">US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1" draw:text-style-name="P1" draw:layer="layout" draw:type="line" svg:x1="15.946cm" svg:y1="12.303cm" svg:x2="15.946cm" svg:y2="16.27cm" draw:start-shape="id54" draw:start-glue-point="6" draw:end-shape="id55" svg:d="M15946 12303v3967" svg:viewBox="0 0 1 3968">
          <text:p/>
        </draw:connector>
        <draw:custom-shape draw:style-name="gr30" draw:text-style-name="P13" xml:id="id56" draw:id="id56" draw:layer="layout" svg:width="6.477cm" svg:height="3.8cm" svg:x="24.201cm" svg:y="8.62cm">
          <text:p text:style-name="P1"><text:span text:style-name="T6">EMAIL SYSTEM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5" draw:text-style-name="P1" draw:layer="layout" draw:type="lines" svg:x1="19.248cm" svg:y1="10.436cm" svg:x2="24.201cm" svg:y2="10.52cm" draw:start-shape="id54" draw:start-glue-point="7" draw:end-shape="id56" draw:end-glue-point="5" svg:d="M19248 10436h502l3949 84h502" svg:viewBox="0 0 4954 85">
          <text:p/>
        </draw:connector>
        <draw:connector draw:style-name="gr25" draw:text-style-name="P1" draw:layer="layout" draw:type="lines" draw:line-skew="5.096cm" svg:x1="27.44cm" svg:y1="12.42cm" svg:x2="19.121cm" svg:y2="17.969cm" draw:start-shape="id56" draw:start-glue-point="6" draw:end-shape="id55" svg:d="M27440 12420v5598l-7817-49h-502" svg:viewBox="0 0 8320 5599">
          <text:p/>
        </draw:connector>
        <draw:custom-shape draw:style-name="gr30" draw:text-style-name="P4" xml:id="id57" draw:id="id57" draw:layer="layout" svg:width="4.445cm" svg:height="2.501cm" svg:x="9.469cm" svg:y="48.002cm">
          <text:p text:style-name="P1"><text:span text:style-name="T7">Index htm</text:span><text:span text:style-name="T3">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0" draw:text-style-name="P13" xml:id="id58" draw:id="id58" draw:layer="layout" svg:width="8.427cm" svg:height="2.356cm" svg:x="14.549cm" svg:y="53.07cm">
          <text:p text:style-name="P1"><text:span text:style-name="T6">US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2" draw:text-style-name="P1" draw:layer="layout" draw:type="line" svg:x1="11.692cm" svg:y1="50.503cm" svg:x2="18.763cm" svg:y2="53.07cm" draw:start-shape="id57" draw:start-glue-point="6" draw:end-shape="id58" draw:end-glue-point="4" svg:d="M11692 50503l7071 2567" svg:viewBox="0 0 7072 2568">
          <text:p/>
        </draw:connector>
        <draw:custom-shape draw:style-name="gr30" draw:text-style-name="P13" xml:id="id59" draw:id="id59" draw:layer="layout" svg:width="3.699cm" svg:height="2.276cm" svg:x="28.122cm" svg:y="48.117cm">
          <text:p text:style-name="P1"><text:span text:style-name="T6">Email Syste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3" draw:text-style-name="P1" draw:layer="layout" draw:type="lines" draw:line-skew="3.445cm" svg:x1="29.972cm" svg:y1="50.393cm" svg:x2="22.976cm" svg:y2="54.248cm" draw:start-shape="id59" draw:start-glue-point="6" draw:end-shape="id58" svg:d="M29972 50393v3947l-6495-92h-501" svg:viewBox="0 0 6997 3948">
          <text:p/>
        </draw:connector>
        <draw:custom-shape draw:style-name="gr34" draw:text-style-name="P14" xml:id="id60" draw:id="id60" draw:layer="layout" svg:width="3.838cm" svg:height="2.501cm" svg:x="16.553cm" svg:y="48.002cm">
          <text:p text:style-name="P1"><text:span text:style-name="T7">Matrix htm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2" draw:text-style-name="P1" draw:layer="layout" draw:type="line" svg:x1="18.472cm" svg:y1="50.503cm" svg:x2="18.763cm" svg:y2="53.07cm" draw:start-shape="id60" draw:start-glue-point="6" draw:end-shape="id58" draw:end-glue-point="4" svg:d="M18472 50503l291 2567" svg:viewBox="0 0 292 2568">
          <text:p/>
        </draw:connector>
        <draw:custom-shape draw:style-name="gr30" draw:text-style-name="P13" xml:id="id61" draw:id="id61" draw:layer="layout" svg:width="3.711cm" svg:height="2.54cm" svg:x="22.931cm" svg:y="47.99cm">
          <text:p text:style-name="P1"><text:span text:style-name="T6">File htm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2" draw:text-style-name="P1" draw:layer="layout" draw:type="line" svg:x1="24.786cm" svg:y1="50.53cm" svg:x2="18.763cm" svg:y2="53.07cm" draw:start-shape="id61" draw:start-glue-point="6" draw:end-shape="id58" draw:end-glue-point="4" svg:d="M24786 50530l-6023 2540" svg:viewBox="0 0 6024 2541">
          <text:p/>
        </draw:connector>
        <draw:connector draw:style-name="gr33" draw:text-style-name="P1" draw:layer="layout" draw:line-skew="3.683cm -1.022cm" svg:x1="22.931cm" svg:y1="49.26cm" svg:x2="11.692cm" svg:y2="48.002cm" draw:start-shape="id61" draw:start-glue-point="5" draw:end-shape="id57" draw:end-glue-point="4" svg:d="M22931 49260h-826v-2782h-10413v1524" svg:viewBox="0 0 11240 2783">
          <text:p/>
        </draw:connector>
        <draw:connector draw:style-name="gr33" draw:text-style-name="P1" xml:id="id63" draw:id="id63" draw:layer="layout" svg:x1="18.472cm" svg:y1="48.002cm" svg:x2="18.472cm" svg:y2="48.002cm" draw:start-shape="id60" draw:start-glue-point="4" draw:end-shape="id60" draw:end-glue-point="4" svg:d="M18472 48002z" svg:viewBox="0 0 1 1">
          <text:p/>
        </draw:connector>
        <draw:custom-shape draw:style-name="gr30" draw:text-style-name="P15" xml:id="id62" draw:id="id62" draw:layer="layout" svg:width="6.194cm" svg:height="2.63cm" svg:x="15.372cm" svg:y="39.01cm">
          <text:p text:style-name="P1"><text:span text:style-name="T8">Civilsage/veiw.p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2" draw:text-style-name="P1" draw:layer="layout" draw:line-skew="-2.414cm" svg:x1="18.469cm" svg:y1="41.64cm" svg:x2="24.786cm" svg:y2="47.99cm" draw:start-shape="id62" draw:end-shape="id61" draw:end-glue-point="4" svg:d="M18469 41640v762h6317v5588" svg:viewBox="0 0 6318 6351">
          <text:p/>
        </draw:connector>
        <draw:connector draw:style-name="gr32" draw:text-style-name="P1" draw:layer="layout" svg:x1="18.469cm" svg:y1="41.64cm" svg:x2="18.472cm" svg:y2="48.002cm" draw:start-shape="id62" draw:start-glue-point="6" draw:end-shape="id63" draw:end-glue-point="0" svg:d="M18469 41640v3182h3v3180" svg:viewBox="0 0 4 6363">
          <text:p/>
        </draw:connector>
        <draw:connector draw:style-name="gr32" draw:text-style-name="P1" draw:layer="layout" svg:x1="15.372cm" svg:y1="40.325cm" svg:x2="9.469cm" svg:y2="49.253cm" draw:start-shape="id62" draw:start-glue-point="5" draw:end-shape="id57" draw:end-glue-point="5" svg:d="M15372 40325h-6405v8928h502" svg:viewBox="0 0 6406 8929">
          <text:p/>
        </draw:connector>
        <draw:connector draw:style-name="gr32" draw:text-style-name="P1" draw:layer="layout" svg:x1="18.469cm" svg:y1="39.01cm" svg:x2="25.505cm" svg:y2="37.894cm" draw:start-shape="id62" draw:start-glue-point="4" draw:end-shape="id64" draw:end-glue-point="5" svg:d="M18469 39010v-1116h7036" svg:viewBox="0 0 7037 1117">
          <text:p/>
        </draw:connector>
        <draw:custom-shape draw:style-name="gr30" draw:text-style-name="P13" xml:id="id64" draw:id="id64" draw:layer="layout" svg:width="5.681cm" svg:height="2.667cm" svg:x="25.505cm" svg:y="36.56cm">
          <text:p text:style-name="P1"><text:span text:style-name="T6">Temp*/</text:span></text:p>
          <text:p text:style-name="P1"><text:span text:style-name="T6">(Temperary folder of user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3" draw:text-style-name="P1" draw:layer="layout" svg:x1="16.553cm" svg:y1="49.253cm" svg:x2="13.914cm" svg:y2="49.253cm" draw:start-shape="id60" draw:start-glue-point="5" draw:end-shape="id57" draw:end-glue-point="7" svg:d="M16553 49253h-2639" svg:viewBox="0 0 2640 1">
          <text:p/>
        </draw:connector>
        <draw:connector draw:style-name="gr33" draw:text-style-name="P1" draw:layer="layout" svg:x1="21.566cm" svg:y1="40.325cm" svg:x2="29.972cm" svg:y2="48.117cm" draw:start-shape="id62" draw:start-glue-point="7" draw:end-shape="id59" draw:end-glue-point="4" svg:d="M21566 40325h8406v7792" svg:viewBox="0 0 8407 7793">
          <text:p/>
        </draw:connector>
        <draw:frame draw:style-name="gr35" draw:text-style-name="P16" draw:layer="layout" svg:width="4.572cm" svg:height="1.016cm" svg:x="1.341cm" svg:y="5.572cm">
          <draw:text-box>
            <text:p><text:span text:style-name="T6">FLOW OF DATA -:</text:span></text:p>
          </draw:text-box>
        </draw:frame>
        <draw:connector draw:style-name="gr36" draw:layer="layout" svg:x1="6.403cm" svg:y1="6.097cm" svg:x2="11.455cm" svg:y2="6.097cm" svg:d="M6403 6097h5052" svg:viewBox="0 0 5053 1">
          <text:p/>
        </draw:connector>
        <draw:frame draw:style-name="gr35" draw:text-style-name="P16" draw:layer="layout" svg:width="4.572cm" svg:height="1.016cm" svg:x="0.833cm" svg:y="37.195cm">
          <draw:text-box>
            <text:p><text:span text:style-name="T6">FLOW OF DATA -:</text:span></text:p>
          </draw:text-box>
        </draw:frame>
        <draw:connector draw:style-name="gr36" draw:layer="layout" svg:x1="5.895cm" svg:y1="37.72cm" svg:x2="10.947cm" svg:y2="37.72cm" svg:d="M5895 37720h5052" svg:viewBox="0 0 5053 1">
          <text:p/>
        </draw:connector>
      </draw:page>
      <draw:page draw:name="page10" draw:style-name="dp1" draw:master-page-name="Default">
        <draw:custom-shape draw:style-name="gr29" draw:text-style-name="P13" xml:id="id65" draw:id="id65" draw:layer="layout" svg:width="6.604cm" svg:height="3.735cm" svg:x="12.644cm" svg:y="8.568cm">
          <text:p text:style-name="P1"><text:span text:style-name="T6">DYNAMICS OF STRUCTU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0" draw:text-style-name="P13" xml:id="id66" draw:id="id66" draw:layer="layout" svg:width="6.35cm" svg:height="3.399cm" svg:x="12.771cm" svg:y="16.27cm">
          <text:p text:style-name="P1"><text:span text:style-name="T6">US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1" draw:text-style-name="P1" draw:layer="layout" draw:type="line" svg:x1="15.946cm" svg:y1="12.303cm" svg:x2="15.946cm" svg:y2="16.27cm" draw:start-shape="id65" draw:start-glue-point="6" draw:end-shape="id66" svg:d="M15946 12303v3967" svg:viewBox="0 0 1 3968">
          <text:p/>
        </draw:connector>
        <draw:custom-shape draw:style-name="gr30" draw:text-style-name="P13" xml:id="id67" draw:id="id67" draw:layer="layout" svg:width="6.477cm" svg:height="3.8cm" svg:x="24.201cm" svg:y="8.62cm">
          <text:p text:style-name="P1"><text:span text:style-name="T6">EMAIL SYSTEM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5" draw:text-style-name="P1" draw:layer="layout" draw:type="lines" svg:x1="19.248cm" svg:y1="10.436cm" svg:x2="24.201cm" svg:y2="10.52cm" draw:start-shape="id65" draw:start-glue-point="7" draw:end-shape="id67" draw:end-glue-point="5" svg:d="M19248 10436h502l3949 84h502" svg:viewBox="0 0 4954 85">
          <text:p/>
        </draw:connector>
        <draw:connector draw:style-name="gr25" draw:text-style-name="P1" draw:layer="layout" draw:type="lines" draw:line-skew="5.096cm" svg:x1="27.44cm" svg:y1="12.42cm" svg:x2="19.121cm" svg:y2="17.969cm" draw:start-shape="id67" draw:start-glue-point="6" draw:end-shape="id66" svg:d="M27440 12420v5598l-7817-49h-502" svg:viewBox="0 0 8320 5599">
          <text:p/>
        </draw:connector>
        <draw:custom-shape draw:style-name="gr30" draw:text-style-name="P4" xml:id="id68" draw:id="id68" draw:layer="layout" svg:width="4.445cm" svg:height="2.501cm" svg:x="9.469cm" svg:y="48.002cm">
          <text:p text:style-name="P1"><text:span text:style-name="T7">Index htm</text:span><text:span text:style-name="T3">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0" draw:text-style-name="P13" xml:id="id69" draw:id="id69" draw:layer="layout" svg:width="8.427cm" svg:height="2.356cm" svg:x="14.549cm" svg:y="53.07cm">
          <text:p text:style-name="P1"><text:span text:style-name="T6">US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2" draw:text-style-name="P1" draw:layer="layout" draw:type="line" svg:x1="11.692cm" svg:y1="50.503cm" svg:x2="18.763cm" svg:y2="53.07cm" draw:start-shape="id68" draw:start-glue-point="6" draw:end-shape="id69" draw:end-glue-point="4" svg:d="M11692 50503l7071 2567" svg:viewBox="0 0 7072 2568">
          <text:p/>
        </draw:connector>
        <draw:custom-shape draw:style-name="gr30" draw:text-style-name="P13" xml:id="id70" draw:id="id70" draw:layer="layout" svg:width="3.699cm" svg:height="2.276cm" svg:x="28.122cm" svg:y="48.117cm">
          <text:p text:style-name="P1"><text:span text:style-name="T6">Email Syste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3" draw:text-style-name="P1" draw:layer="layout" draw:type="lines" draw:line-skew="3.445cm" svg:x1="29.972cm" svg:y1="50.393cm" svg:x2="22.976cm" svg:y2="54.248cm" draw:start-shape="id70" draw:start-glue-point="6" draw:end-shape="id69" svg:d="M29972 50393v3947l-6495-92h-501" svg:viewBox="0 0 6997 3948">
          <text:p/>
        </draw:connector>
        <draw:custom-shape draw:style-name="gr34" draw:text-style-name="P14" xml:id="id71" draw:id="id71" draw:layer="layout" svg:width="3.838cm" svg:height="2.501cm" svg:x="16.553cm" svg:y="48.002cm">
          <text:p text:style-name="P1"><text:span text:style-name="T7">Matrix htm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2" draw:text-style-name="P1" draw:layer="layout" draw:type="line" svg:x1="18.472cm" svg:y1="50.503cm" svg:x2="18.763cm" svg:y2="53.07cm" draw:start-shape="id71" draw:start-glue-point="6" draw:end-shape="id69" draw:end-glue-point="4" svg:d="M18472 50503l291 2567" svg:viewBox="0 0 292 2568">
          <text:p/>
        </draw:connector>
        <draw:custom-shape draw:style-name="gr30" draw:text-style-name="P13" xml:id="id72" draw:id="id72" draw:layer="layout" svg:width="3.711cm" svg:height="2.54cm" svg:x="22.931cm" svg:y="47.99cm">
          <text:p text:style-name="P1"><text:span text:style-name="T6">File htm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2" draw:text-style-name="P1" draw:layer="layout" draw:type="line" svg:x1="24.786cm" svg:y1="50.53cm" svg:x2="18.763cm" svg:y2="53.07cm" draw:start-shape="id72" draw:start-glue-point="6" draw:end-shape="id69" draw:end-glue-point="4" svg:d="M24786 50530l-6023 2540" svg:viewBox="0 0 6024 2541">
          <text:p/>
        </draw:connector>
        <draw:connector draw:style-name="gr33" draw:text-style-name="P1" draw:layer="layout" draw:line-skew="3.683cm -1.022cm" svg:x1="22.931cm" svg:y1="49.26cm" svg:x2="11.692cm" svg:y2="48.002cm" draw:start-shape="id72" draw:start-glue-point="5" draw:end-shape="id68" draw:end-glue-point="4" svg:d="M22931 49260h-826v-2782h-10413v1524" svg:viewBox="0 0 11240 2783">
          <text:p/>
        </draw:connector>
        <draw:connector draw:style-name="gr33" draw:text-style-name="P1" xml:id="id74" draw:id="id74" draw:layer="layout" svg:x1="18.472cm" svg:y1="48.002cm" svg:x2="18.472cm" svg:y2="48.002cm" draw:start-shape="id71" draw:start-glue-point="4" draw:end-shape="id71" draw:end-glue-point="4" svg:d="M18472 48002z" svg:viewBox="0 0 1 1">
          <text:p/>
        </draw:connector>
        <draw:custom-shape draw:style-name="gr30" draw:text-style-name="P15" xml:id="id73" draw:id="id73" draw:layer="layout" svg:width="6.194cm" svg:height="2.63cm" svg:x="15.372cm" svg:y="39.01cm">
          <text:p text:style-name="P1"><text:span text:style-name="T8">Civilsage/veiw.p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2" draw:text-style-name="P1" draw:layer="layout" draw:line-skew="-2.414cm" svg:x1="18.469cm" svg:y1="41.64cm" svg:x2="24.786cm" svg:y2="47.99cm" draw:start-shape="id73" draw:end-shape="id72" draw:end-glue-point="4" svg:d="M18469 41640v762h6317v5588" svg:viewBox="0 0 6318 6351">
          <text:p/>
        </draw:connector>
        <draw:connector draw:style-name="gr32" draw:text-style-name="P1" draw:layer="layout" svg:x1="18.469cm" svg:y1="41.64cm" svg:x2="18.472cm" svg:y2="48.002cm" draw:start-shape="id73" draw:start-glue-point="6" draw:end-shape="id74" draw:end-glue-point="0" svg:d="M18469 41640v3182h3v3180" svg:viewBox="0 0 4 6363">
          <text:p/>
        </draw:connector>
        <draw:connector draw:style-name="gr32" draw:text-style-name="P1" draw:layer="layout" svg:x1="15.372cm" svg:y1="40.325cm" svg:x2="9.469cm" svg:y2="49.253cm" draw:start-shape="id73" draw:start-glue-point="5" draw:end-shape="id68" draw:end-glue-point="5" svg:d="M15372 40325h-6405v8928h502" svg:viewBox="0 0 6406 8929">
          <text:p/>
        </draw:connector>
        <draw:connector draw:style-name="gr32" draw:text-style-name="P1" draw:layer="layout" svg:x1="18.469cm" svg:y1="39.01cm" svg:x2="25.505cm" svg:y2="37.894cm" draw:start-shape="id73" draw:start-glue-point="4" draw:end-shape="id75" draw:end-glue-point="5" svg:d="M18469 39010v-1116h7036" svg:viewBox="0 0 7037 1117">
          <text:p/>
        </draw:connector>
        <draw:custom-shape draw:style-name="gr30" draw:text-style-name="P13" xml:id="id75" draw:id="id75" draw:layer="layout" svg:width="5.681cm" svg:height="2.667cm" svg:x="25.505cm" svg:y="36.56cm">
          <text:p text:style-name="P1"><text:span text:style-name="T6">Temp*/</text:span></text:p>
          <text:p text:style-name="P1"><text:span text:style-name="T6">(Temperary folder of user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3" draw:text-style-name="P1" draw:layer="layout" svg:x1="16.553cm" svg:y1="49.253cm" svg:x2="13.914cm" svg:y2="49.253cm" draw:start-shape="id71" draw:start-glue-point="5" draw:end-shape="id68" draw:end-glue-point="7" svg:d="M16553 49253h-2639" svg:viewBox="0 0 2640 1">
          <text:p/>
        </draw:connector>
        <draw:connector draw:style-name="gr33" draw:text-style-name="P1" draw:layer="layout" svg:x1="21.566cm" svg:y1="40.325cm" svg:x2="29.972cm" svg:y2="48.117cm" draw:start-shape="id73" draw:start-glue-point="7" draw:end-shape="id70" draw:end-glue-point="4" svg:d="M21566 40325h8406v7792" svg:viewBox="0 0 8407 7793">
          <text:p/>
        </draw:connector>
        <draw:frame draw:style-name="gr35" draw:text-style-name="P17" draw:layer="layout" svg:width="4.572cm" svg:height="1.016cm" svg:x="1.341cm" svg:y="5.572cm">
          <draw:text-box>
            <text:p><text:span text:style-name="T9">FLOW OF DATA -:</text:span></text:p>
          </draw:text-box>
        </draw:frame>
        <draw:connector draw:style-name="gr36" draw:layer="layout" svg:x1="6.403cm" svg:y1="6.097cm" svg:x2="11.455cm" svg:y2="6.097cm" svg:d="M6403 6097h5052" svg:viewBox="0 0 5053 1">
          <text:p/>
        </draw:connector>
        <draw:frame draw:style-name="gr35" draw:text-style-name="P17" draw:layer="layout" svg:width="4.572cm" svg:height="1.016cm" svg:x="0.833cm" svg:y="37.195cm">
          <draw:text-box>
            <text:p><text:span text:style-name="T9">FLOW OF DATA -:</text:span></text:p>
          </draw:text-box>
        </draw:frame>
        <draw:connector draw:style-name="gr36" draw:layer="layout" svg:x1="5.895cm" svg:y1="37.72cm" svg:x2="10.947cm" svg:y2="37.72cm" svg:d="M5895 37720h5052" svg:viewBox="0 0 5053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1.8999996185303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 draw:textarea-vertical-align="middle" draw:auto-grow-height="false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2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256cm" fo:margin-bottom="43.245cm" fo:margin-left="3.466cm" fo:margin-right="26.842cm" fo:page-width="59.411cm" fo:page-height="84.0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5T18:43:14.795617299</meta:creation-date>
    <dc:date>2015-12-18T21:24:13.961404245</dc:date>
    <meta:editing-duration>PT2H17M37S</meta:editing-duration>
    <meta:editing-cycles>37</meta:editing-cycles>
    <meta:generator>LibreOffice/4.2.8.2$Linux_X86_64 LibreOffice_project/420m0$Build-2</meta:generator>
    <meta:print-date>2015-11-16T14:24:18.598195885</meta:print-date>
    <meta:document-statistic meta:object-count="228"/>
  </office:meta>
</office:document-meta>
</file>